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5.364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5625in"/>
    </style:style>
    <style:style style:name="Table5.B" style:family="table-column">
      <style:table-column-properties style:column-width="5.364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0035in" style:rel-column-width="9496*"/>
    </style:style>
    <style:style style:name="Table4.B" style:family="table-column">
      <style:table-column-properties style:column-width="5.9215in" style:rel-column-width="56039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031ae25"/>
    </style:style>
    <style:style style:name="P4" style:family="paragraph" style:parent-style-name="Standard">
      <style:paragraph-properties fo:text-align="start" style:justify-single-word="false"/>
      <style:text-properties officeooo:paragraph-rsid="0031ae25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1b027b" officeooo:paragraph-rsid="001b027b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1b027b" officeooo:paragraph-rsid="0021509f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rsid="001b027b" officeooo:paragraph-rsid="0031ae25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officeooo:rsid="001273d0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officeooo:rsid="0013b178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officeooo:rsid="0021509f" officeooo:paragraph-rsid="0021509f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officeooo:rsid="0021509f" officeooo:paragraph-rsid="0023294d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officeooo:rsid="002ba971" officeooo:paragraph-rsid="002ba971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rsid="002bdbf8" officeooo:paragraph-rsid="002bdbf8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officeooo:rsid="002cd81e" officeooo:paragraph-rsid="002cd81e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2d0f30" officeooo:paragraph-rsid="002d0f30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rsid="002dded3" officeooo:paragraph-rsid="002dded3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officeooo:rsid="002ebef3" officeooo:paragraph-rsid="002ebef3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officeooo:rsid="002ecd68" officeooo:paragraph-rsid="002ecd68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officeooo:rsid="00308419" officeooo:paragraph-rsid="00308419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0pt" officeooo:rsid="0030f2bf" officeooo:paragraph-rsid="0030f2bf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0pt" fo:font-weight="bold" officeooo:rsid="002a6012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1bd4a6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0pt" fo:font-weight="normal" officeooo:rsid="001b027b" officeooo:paragraph-rsid="0031ae25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bd4a6" officeooo:paragraph-rsid="001bd4a6" style:font-weight-asian="normal" style:font-weight-complex="normal"/>
    </style:style>
    <style:style style:name="P3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fo:font-size="10pt" style:font-size-asian="10pt" style:font-size-complex="10pt"/>
    </style:style>
    <style:style style:name="P33" style:family="paragraph" style:parent-style-name="Table_20_Contents">
      <style:text-properties fo:font-size="10pt" officeooo:rsid="00155682" officeooo:paragraph-rsid="00155682" style:font-size-asian="10pt" style:font-size-complex="10pt"/>
    </style:style>
    <style:style style:name="P34" style:family="paragraph" style:parent-style-name="Table_20_Contents">
      <style:text-properties fo:font-size="10pt" officeooo:rsid="00155682" officeooo:paragraph-rsid="0028ba56" style:font-size-asian="10pt" style:font-size-complex="10pt"/>
    </style:style>
    <style:style style:name="P35" style:family="paragraph" style:parent-style-name="Table_20_Contents">
      <style:text-properties fo:font-size="10pt" officeooo:rsid="00169b81" officeooo:paragraph-rsid="00169b81" style:font-size-asian="10pt" style:font-size-complex="10pt"/>
    </style:style>
    <style:style style:name="P36" style:family="paragraph" style:parent-style-name="Table_20_Contents">
      <style:text-properties fo:font-size="10pt" officeooo:rsid="0028ba56" officeooo:paragraph-rsid="0028ba56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fo:font-weight="bold" officeooo:rsid="001bd4a6" officeooo:paragraph-rsid="001bd4a6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0pt" officeooo:rsid="00371cf4" officeooo:paragraph-rsid="00371cf4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fo:font-size="10pt" officeooo:rsid="0038c607" officeooo:paragraph-rsid="0038c607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fo:font-size="10pt" officeooo:paragraph-rsid="003d2eeb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fo:font-size="10pt" officeooo:rsid="003c7378" officeooo:paragraph-rsid="003c7378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fo:font-size="10pt" officeooo:rsid="003f6ec8" officeooo:paragraph-rsid="003f6ec8" style:font-size-asian="10pt" style:font-size-complex="10pt"/>
    </style:style>
    <style:style style:name="P44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3bfa2e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3e42b6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0pt" fo:font-weight="normal" officeooo:rsid="003e42b6" officeooo:paragraph-rsid="003e42b6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3e42b6" officeooo:paragraph-rsid="003e42b6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P50" style:family="paragraph" style:parent-style-name="Footer">
      <style:text-properties fo:font-size="8pt" officeooo:rsid="003e6c48" officeooo:paragraph-rsid="003e6c48" style:font-size-asian="8pt" style:font-size-complex="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bfa2" style:font-weight-asian="bold" style:font-weight-complex="bold"/>
    </style:style>
    <style:style style:name="T5" style:family="text">
      <style:text-properties fo:font-weight="bold" officeooo:rsid="001b027b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110619"/>
    </style:style>
    <style:style style:name="T8" style:family="text">
      <style:text-properties officeooo:rsid="0011f2af"/>
    </style:style>
    <style:style style:name="T9" style:family="text">
      <style:text-properties officeooo:rsid="0013b178"/>
    </style:style>
    <style:style style:name="T10" style:family="text">
      <style:text-properties officeooo:rsid="00155682"/>
    </style:style>
    <style:style style:name="T11" style:family="text">
      <style:text-properties officeooo:rsid="001b027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bd4a6" style:font-weight-asian="normal" style:font-weight-complex="normal"/>
    </style:style>
    <style:style style:name="T14" style:family="text">
      <style:text-properties fo:font-weight="normal" officeooo:rsid="001d0dec" style:font-weight-asian="normal" style:font-weight-complex="normal"/>
    </style:style>
    <style:style style:name="T15" style:family="text">
      <style:text-properties fo:font-weight="normal" officeooo:rsid="003d2eeb" style:font-weight-asian="normal" style:font-weight-complex="normal"/>
    </style:style>
    <style:style style:name="T16" style:family="text">
      <style:text-properties fo:font-weight="normal" officeooo:rsid="003c7378" style:font-weight-asian="normal" style:font-weight-complex="normal"/>
    </style:style>
    <style:style style:name="T17" style:family="text">
      <style:text-properties officeooo:rsid="001cf053"/>
    </style:style>
    <style:style style:name="T18" style:family="text">
      <style:text-properties officeooo:rsid="0021509f"/>
    </style:style>
    <style:style style:name="T19" style:family="text">
      <style:text-properties officeooo:rsid="0024c345"/>
    </style:style>
    <style:style style:name="T20" style:family="text">
      <style:text-properties officeooo:rsid="0028ba56"/>
    </style:style>
    <style:style style:name="T21" style:family="text">
      <style:text-properties officeooo:rsid="002a6992"/>
    </style:style>
    <style:style style:name="T22" style:family="text">
      <style:text-properties officeooo:rsid="002bdbf8"/>
    </style:style>
    <style:style style:name="T23" style:family="text">
      <style:text-properties officeooo:rsid="0031ae25"/>
    </style:style>
    <style:style style:name="T24" style:family="text">
      <style:text-properties officeooo:rsid="00355200"/>
    </style:style>
    <style:style style:name="T25" style:family="text">
      <style:text-properties officeooo:rsid="0038c607"/>
    </style:style>
    <style:style style:name="T26" style:family="text">
      <style:text-properties officeooo:rsid="003bfa2e"/>
    </style:style>
    <style:style style:name="T27" style:family="text">
      <style:text-properties officeooo:rsid="003c7378"/>
    </style:style>
    <style:style style:name="T28" style:family="text">
      <style:text-properties officeooo:rsid="003e42b6"/>
    </style:style>
    <style:style style:name="T29" style:family="text">
      <style:text-properties style:font-name="Liberation Serif1" officeooo:rsid="003e42b6" style:font-name-asian="Liberation Serif1" style:font-name-complex="Liberation Serif1"/>
    </style:style>
    <style:style style:name="T30" style:family="text">
      <style:text-properties officeooo:rsid="003f6e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8">Superboard II </text:span><text:span text:style-name="T1">Quick Reference</text:span></text:p>
      <text:p text:style-name="P6">For the <text:span text:style-name="T8">Briel Computers Superboard ///</text:span></text:p>
      <text:p text:style-name="P1"><text:span text:style-name="T6">Jeff Tranter &lt;</text:span><text:a xlink:type="simple" xlink:href="mailto:tranter@pobox.com"><text:span text:style-name="T6">tranter@pobox.com</text:span></text:a><text:span text:style-name="T6">&gt;</text:span>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5">General Specifications</text:p>
          </table:table-cell>
          <table:covered-table-cell/>
        </table:table-row>
        <table:table-row>
          <table:table-cell table:style-name="Table3.A2" office:value-type="string">
            <text:p text:style-name="P26">CPU</text:p>
          </table:table-cell>
          <table:table-cell table:style-name="Table3.B2" office:value-type="string">
            <text:p text:style-name="P8">65C02</text:p>
          </table:table-cell>
        </table:table-row>
        <table:table-row>
          <table:table-cell table:style-name="Table3.A2" office:value-type="string">
            <text:p text:style-name="P26">Clock Speed</text:p>
          </table:table-cell>
          <table:table-cell table:style-name="Table3.B2" office:value-type="string">
            <text:p text:style-name="P8">1 MHz</text:p>
          </table:table-cell>
        </table:table-row>
        <table:table-row>
          <table:table-cell table:style-name="Table3.A2" office:value-type="string">
            <text:p text:style-name="P26">RAM</text:p>
          </table:table-cell>
          <table:table-cell table:style-name="Table3.B2" office:value-type="string">
            <text:p text:style-name="P8">32 KB</text:p>
          </table:table-cell>
        </table:table-row>
        <table:table-row>
          <table:table-cell table:style-name="Table3.A2" office:value-type="string">
            <text:p text:style-name="P26">ROM</text:p>
          </table:table-cell>
          <table:table-cell table:style-name="Table3.B2" office:value-type="string">
            <text:p text:style-name="P8"><text:span text:style-name="T8">10 </text:span>KB</text:p>
          </table:table-cell>
        </table:table-row>
        <table:table-row>
          <table:table-cell table:style-name="Table3.A2" office:value-type="string">
            <text:p text:style-name="P26">Keyboard</text:p>
          </table:table-cell>
          <table:table-cell table:style-name="Table3.B2" office:value-type="string">
            <text:p text:style-name="P12">Integral 53-key</text:p>
          </table:table-cell>
        </table:table-row>
        <table:table-row>
          <table:table-cell table:style-name="Table3.A2" office:value-type="string">
            <text:p text:style-name="P26">Video</text:p>
          </table:table-cell>
          <table:table-cell table:style-name="Table3.B2" office:value-type="string">
            <text:p text:style-name="P8">Composite</text:p>
          </table:table-cell>
        </table:table-row>
        <table:table-row>
          <table:table-cell table:style-name="Table3.A2" office:value-type="string">
            <text:p text:style-name="P26">Power Input</text:p>
          </table:table-cell>
          <table:table-cell table:style-name="Table3.B2" office:value-type="string">
            <text:p text:style-name="P13">USB 5V host or power supply 1000mA or more</text:p>
          </table:table-cell>
        </table:table-row>
        <table:table-row>
          <table:table-cell table:style-name="Table3.A2" office:value-type="string">
            <text:p text:style-name="P26">Serial Port Settings</text:p>
          </table:table-cell>
          <table:table-cell table:style-name="Table3.B2" office:value-type="string">
            <text:p text:style-name="P8"><text:span text:style-name="T9">96</text:span>00 bps 8N1, no handshaking, no flow control</text:p>
          </table:table-cell>
        </table:table-row>
      </table:table>
      <text:p text:style-name="P2"/>
      <text:p text:style-name="P5">Memory Map</text:p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1">Address Range</text:p>
          </table:table-cell>
          <table:table-cell table:style-name="Table5.B1" office:value-type="string">
            <text:p text:style-name="P31">Comments</text:p>
          </table:table-cell>
        </table:table-row>
        <table:table-row>
          <table:table-cell table:style-name="Table5.A2" office:value-type="string">
            <text:p text:style-name="P32">$0000 - $00FF</text:p>
          </table:table-cell>
          <table:table-cell table:style-name="Table5.B2" office:value-type="string">
            <text:p text:style-name="P32">Zero page RAM.</text:p>
          </table:table-cell>
        </table:table-row>
        <table:table-row>
          <table:table-cell table:style-name="Table5.A2" office:value-type="string">
            <text:p text:style-name="P32">$0100 - $01FF</text:p>
          </table:table-cell>
          <table:table-cell table:style-name="Table5.B2" office:value-type="string">
            <text:p text:style-name="P32">Stack RAM.</text:p>
          </table:table-cell>
        </table:table-row>
        <table:table-row>
          <table:table-cell table:style-name="Table5.A2" office:value-type="string">
            <text:p text:style-name="P32">$0000 - $7FFF</text:p>
          </table:table-cell>
          <table:table-cell table:style-name="Table5.B2" office:value-type="string">
            <text:p text:style-name="P32">RAM <text:span text:style-name="T10">(32K Superboard ///).</text:span></text:p>
          </table:table-cell>
        </table:table-row>
        <table:table-row>
          <table:table-cell table:style-name="Table5.A2" office:value-type="string">
            <text:p text:style-name="P32">$<text:span text:style-name="T10">A</text:span>000 - $<text:span text:style-name="T10">B</text:span>FFF</text:p>
          </table:table-cell>
          <table:table-cell table:style-name="Table5.B2" office:value-type="string">
            <text:p text:style-name="P33">ROM (BASIC).</text:p>
          </table:table-cell>
        </table:table-row>
        <table:table-row>
          <table:table-cell table:style-name="Table5.A2" office:value-type="string">
            <text:p text:style-name="P32">$<text:span text:style-name="T10">D085</text:span> - $<text:span text:style-name="T10">D39D</text:span></text:p>
          </table:table-cell>
          <table:table-cell table:style-name="Table5.B2" office:value-type="string">
            <text:p text:style-name="P33">Video memory (25x25 mode).</text:p>
          </table:table-cell>
        </table:table-row>
        <table:table-row>
          <table:table-cell table:style-name="Table5.A2" office:value-type="string">
            <text:p text:style-name="P32">$<text:span text:style-name="T10">D080</text:span> - $<text:span text:style-name="T10">D3</text:span>FF</text:p>
          </table:table-cell>
          <table:table-cell table:style-name="Table5.B2" office:value-type="string">
            <text:p text:style-name="P33">Video memory (32x28 mode).</text:p>
          </table:table-cell>
        </table:table-row>
        <table:table-row>
          <table:table-cell table:style-name="Table5.A2" office:value-type="string">
            <text:p text:style-name="P32">$<text:span text:style-name="T10">D</text:span>F00</text:p>
          </table:table-cell>
          <table:table-cell table:style-name="Table5.B2" office:value-type="string">
            <text:p text:style-name="P34">Keyboard<text:span text:style-name="T20"> (write row, read column). Decimal 57088.</text:span></text:p>
          </table:table-cell>
        </table:table-row>
        <table:table-row>
          <table:table-cell table:style-name="Table5.A2" office:value-type="string">
            <text:p text:style-name="P35">$F00<text:span text:style-name="T20">0</text:span></text:p>
          </table:table-cell>
          <table:table-cell table:style-name="Table5.B2" office:value-type="string">
            <text:p text:style-name="P36">6850 ACIA status/control register. Decimal 61440.</text:p>
          </table:table-cell>
        </table:table-row>
        <table:table-row>
          <table:table-cell table:style-name="Table5.A2" office:value-type="string">
            <text:p text:style-name="P36">$F001</text:p>
          </table:table-cell>
          <table:table-cell table:style-name="Table5.B2" office:value-type="string">
            <text:p text:style-name="P36">6850 ACIA data register. Decimal 61441.</text:p>
          </table:table-cell>
        </table:table-row>
        <table:table-row>
          <table:table-cell table:style-name="Table5.A2" office:value-type="string">
            <text:p text:style-name="P35">$F800-$FFFF</text:p>
          </table:table-cell>
          <table:table-cell table:style-name="Table5.B2" office:value-type="string">
            <text:p text:style-name="P35">ROM (OSI routines and monitor).</text:p>
          </table:table-cell>
        </table:table-row>
      </table:table>
      <text:p text:style-name="P2"/>
      <text:p text:style-name="P4"><text:span text:style-name="T4">ROM</text:span><text:span text:style-name="T3"> Monitor </text:span><text:span text:style-name="T4">Commands</text:span></text:p>
      <text:p text:style-name="P3"/>
      <text:p text:style-name="P11">Display: <text:s/><text:span text:style-name="T2">AAAA <text:s/>DD</text:span></text:p>
      <text:p text:style-name="P11"/>
      <text:p text:style-name="P11">In address mode, enter 4 character hex address. In data mode, enter 2 character hex data.</text:p>
      <text:p text:style-name="P11"/>
      <text:p text:style-name="P11">"/" enters data mode.</text:p>
      <text:p text:style-name="P11">"." enters address mode.</text:p>
      <text:p text:style-name="P11">&lt;Return&gt; (in data mode) advances to next address.</text:p>
      <text:p text:style-name="P11">"L" (in address mode) loads from cassette tape/serial port.</text:p>
      <text:p text:style-name="P29">"G" (in address mode) starts execution from current address mode.</text:p>
      <text:p text:style-name="P5"/>
      <text:p text:style-name="P5"/>
      <text:p text:style-name="P5"/>
      <text:p text:style-name="P5"><text:soft-page-break/>Useful <text:span text:style-name="T21">Routines</text:span></text:p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Address</text:p>
          </table:table-cell>
          <table:table-cell table:style-name="Table4.B1" office:value-type="string">
            <text:p text:style-name="P27">Description</text:p>
          </table:table-cell>
        </table:table-row>
        <table:table-row>
          <table:table-cell table:style-name="Table4.A2" office:value-type="string">
            <text:p text:style-name="P16">$000<text:span text:style-name="T24">B</text:span>,<text:span text:style-name="T22">$000C</text:span></text:p>
          </table:table-cell>
          <table:table-cell table:style-name="Table4.B2" office:value-type="string">
            <text:p text:style-name="P16">Address to call get argument of USR() function. Value is returned in $00AE,F.</text:p>
          </table:table-cell>
        </table:table-row>
        <table:table-row>
          <table:table-cell table:style-name="Table4.A2" office:value-type="string">
            <text:p text:style-name="P16">$000D</text:p>
          </table:table-cell>
          <table:table-cell table:style-name="Table4.B2" office:value-type="string">
            <text:p text:style-name="P16">Number of NULLs to send as per BASIC NULL command.</text:p>
          </table:table-cell>
        </table:table-row>
        <table:table-row>
          <table:table-cell table:style-name="Table4.A2" office:value-type="string">
            <text:p text:style-name="P16">$000F</text:p>
          </table:table-cell>
          <table:table-cell table:style-name="Table4.B2" office:value-type="string">
            <text:p text:style-name="P16">BASIC terminal width.</text:p>
          </table:table-cell>
        </table:table-row>
        <table:table-row>
          <table:table-cell table:style-name="Table4.A2" office:value-type="string">
            <text:p text:style-name="P17">$0064</text:p>
          </table:table-cell>
          <table:table-cell table:style-name="Table4.B2" office:value-type="string">
            <text:p text:style-name="P17">BASIC &lt;Control&gt;O flag.</text:p>
          </table:table-cell>
        </table:table-row>
        <table:table-row>
          <table:table-cell table:style-name="Table4.A2" office:value-type="string">
            <text:p text:style-name="P18">$00FB</text:p>
          </table:table-cell>
          <table:table-cell table:style-name="Table4.B2" office:value-type="string">
            <text:p text:style-name="P18">ROM monitor load flag(non-zero=load mode).</text:p>
          </table:table-cell>
        </table:table-row>
        <table:table-row>
          <table:table-cell table:style-name="Table4.A2" office:value-type="string">
            <text:p text:style-name="P19">$00FC</text:p>
          </table:table-cell>
          <table:table-cell table:style-name="Table4.B2" office:value-type="string">
            <text:p text:style-name="P19">ROM monitor contents of current address.</text:p>
          </table:table-cell>
        </table:table-row>
        <table:table-row>
          <table:table-cell table:style-name="Table4.A2" office:value-type="string">
            <text:p text:style-name="P20">$00FE,$00FF</text:p>
          </table:table-cell>
          <table:table-cell table:style-name="Table4.B2" office:value-type="string">
            <text:p text:style-name="P20">ROM monitor current address.</text:p>
          </table:table-cell>
        </table:table-row>
        <table:table-row>
          <table:table-cell table:style-name="Table4.A2" office:value-type="string">
            <text:p text:style-name="P21">$0100</text:p>
          </table:table-cell>
          <table:table-cell table:style-name="Table4.B2" office:value-type="string">
            <text:p text:style-name="P21">NMI address.</text:p>
          </table:table-cell>
        </table:table-row>
        <table:table-row>
          <table:table-cell table:style-name="Table4.A2" office:value-type="string">
            <text:p text:style-name="P21">$01C0</text:p>
          </table:table-cell>
          <table:table-cell table:style-name="Table4.B2" office:value-type="string">
            <text:p text:style-name="P21">IRQ address.</text:p>
          </table:table-cell>
        </table:table-row>
        <table:table-row>
          <table:table-cell table:style-name="Table4.A2" office:value-type="string">
            <text:p text:style-name="P21">$0200</text:p>
          </table:table-cell>
          <table:table-cell table:style-name="Table4.B2" office:value-type="string">
            <text:p text:style-name="P21">Cursor position for BASIC output is $D300 +($0200). Default (bottom left) is $65.</text:p>
          </table:table-cell>
        </table:table-row>
        <table:table-row>
          <table:table-cell table:style-name="Table4.A2" office:value-type="string">
            <text:p text:style-name="P22">$0203</text:p>
          </table:table-cell>
          <table:table-cell table:style-name="Table4.B2" office:value-type="string">
            <text:p text:style-name="P22">LOAD flag ($80=load from tape).</text:p>
          </table:table-cell>
        </table:table-row>
        <table:table-row>
          <table:table-cell table:style-name="Table4.A2" office:value-type="string">
            <text:p text:style-name="P22">$0205</text:p>
          </table:table-cell>
          <table:table-cell table:style-name="Table4.B2" office:value-type="string">
            <text:p text:style-name="P22">SAVE flag (0=not in save mode). <text:span text:style-name="T30">In BASIC, POKE 517,0 to turn off save mode</text:span></text:p>
          </table:table-cell>
        </table:table-row>
        <table:table-row>
          <table:table-cell table:style-name="Table4.A2" office:value-type="string">
            <text:p text:style-name="P22">$0212</text:p>
          </table:table-cell>
          <table:table-cell table:style-name="Table4.B2" office:value-type="string">
            <text:p text:style-name="P22">BASIC &lt;Control&gt;C flag (non-zero=ignore &lt;Control&gt;C). Reset by RUN.</text:p>
          </table:table-cell>
        </table:table-row>
        <table:table-row>
          <table:table-cell table:style-name="Table4.A2" office:value-type="string">
            <text:p text:style-name="P22">$023E,$023F</text:p>
          </table:table-cell>
          <table:table-cell table:style-name="Table4.B2" office:value-type="string">
            <text:p text:style-name="P22">Address of BASIC USR() function.</text:p>
          </table:table-cell>
        </table:table-row>
        <table:table-row>
          <table:table-cell table:style-name="Table4.A2" office:value-type="string">
            <text:p text:style-name="P23">$A274</text:p>
          </table:table-cell>
          <table:table-cell table:style-name="Table4.B2" office:value-type="string">
            <text:p text:style-name="P23">BASIC warm start.</text:p>
          </table:table-cell>
        </table:table-row>
        <table:table-row>
          <table:table-cell table:style-name="Table4.A2" office:value-type="string">
            <text:p text:style-name="P23">$BD11</text:p>
          </table:table-cell>
          <table:table-cell table:style-name="Table4.B2" office:value-type="string">
            <text:p text:style-name="P23">BASIC cold start.</text:p>
          </table:table-cell>
        </table:table-row>
        <table:table-row>
          <table:table-cell table:style-name="Table4.A2" office:value-type="string">
            <text:p text:style-name="P23">$BF2D</text:p>
          </table:table-cell>
          <table:table-cell table:style-name="Table4.B2" office:value-type="string">
            <text:p text:style-name="P23">Send character in A to terminal screen. Handles CR, LF, etc.</text:p>
          </table:table-cell>
        </table:table-row>
        <table:table-row>
          <table:table-cell table:style-name="Table4.A2" office:value-type="string">
            <text:p text:style-name="P23">$FCB1</text:p>
          </table:table-cell>
          <table:table-cell table:style-name="Table4.B2" office:value-type="string">
            <text:p text:style-name="P23">Send character in A to ACIA.</text:p>
          </table:table-cell>
        </table:table-row>
        <table:table-row>
          <table:table-cell table:style-name="Table4.A2" office:value-type="string">
            <text:p text:style-name="P23">$FD00</text:p>
          </table:table-cell>
          <table:table-cell table:style-name="Table4.B2" office:value-type="string">
            <text:p text:style-name="P23">Get key from keyboard and return in A.</text:p>
          </table:table-cell>
        </table:table-row>
        <table:table-row>
          <table:table-cell table:style-name="Table4.A2" office:value-type="string">
            <text:p text:style-name="P23">$FE00</text:p>
          </table:table-cell>
          <table:table-cell table:style-name="Table4.B2" office:value-type="string">
            <text:p text:style-name="P23">ROM monitor entry point.</text:p>
          </table:table-cell>
        </table:table-row>
        <table:table-row>
          <table:table-cell table:style-name="Table4.A2" office:value-type="string">
            <text:p text:style-name="P23">$FE80</text:p>
          </table:table-cell>
          <table:table-cell table:style-name="Table4.B2" office:value-type="string">
            <text:p text:style-name="P23">Get character from ACIA and return in A.</text:p>
          </table:table-cell>
        </table:table-row>
        <table:table-row>
          <table:table-cell table:style-name="Table4.A2" office:value-type="string">
            <text:p text:style-name="P40">$FEED</text:p>
          </table:table-cell>
          <table:table-cell table:style-name="Table4.B2" office:value-type="string">
            <text:p text:style-name="P40">Calls $FD00.</text:p>
          </table:table-cell>
        </table:table-row>
        <table:table-row>
          <table:table-cell table:style-name="Table4.A2" office:value-type="string">
            <text:p text:style-name="P23">$FF00</text:p>
          </table:table-cell>
          <table:table-cell table:style-name="Table4.B2" office:value-type="string">
            <text:p text:style-name="P23">Reset <text:s/>address.</text:p>
          </table:table-cell>
        </table:table-row>
        <table:table-row>
          <table:table-cell table:style-name="Table4.A2" office:value-type="string">
            <text:p text:style-name="P39">$FF69</text:p>
          </table:table-cell>
          <table:table-cell table:style-name="Table4.B2" office:value-type="string">
            <text:p text:style-name="P39">Output cha<text:span text:style-name="T25">r</text:span>acter to screen via $BF2D, and if SAVE flag is non-zero, also to serial/tape.</text:p>
          </table:table-cell>
        </table:table-row>
        <table:table-row>
          <table:table-cell table:style-name="Table4.A2" office:value-type="string">
            <text:p text:style-name="P39">$FFBA</text:p>
          </table:table-cell>
          <table:table-cell table:style-name="Table4.B2" office:value-type="string">
            <text:p text:style-name="P39">Get key from keyboard, or <text:s/>if LOAD flag has high bit set, from serial/tape.</text:p>
          </table:table-cell>
        </table:table-row>
        <table:table-row>
          <table:table-cell table:style-name="Table4.A2" office:value-type="string">
            <text:p text:style-name="P39">$FFEB</text:p>
          </table:table-cell>
          <table:table-cell table:style-name="Table4.B2" office:value-type="string">
            <text:p text:style-name="P39">BASIC input routine. Via vector in $0218,9 calls $FFBA.</text:p>
          </table:table-cell>
        </table:table-row>
        <table:table-row>
          <table:table-cell table:style-name="Table4.A2" office:value-type="string">
            <text:p text:style-name="P39">$FFEE</text:p>
          </table:table-cell>
          <table:table-cell table:style-name="Table4.B2" office:value-type="string">
            <text:p text:style-name="P39">BASIC output routine. Via vector in $021A,B calls $FF69.</text:p>
          </table:table-cell>
        </table:table-row>
        <table:table-row>
          <table:table-cell table:style-name="Table4.A2" office:value-type="string">
            <text:p text:style-name="P23">$FFFA,$FFFC</text:p>
          </table:table-cell>
          <table:table-cell table:style-name="Table4.B2" office:value-type="string">
            <text:p text:style-name="P23">NMI vector.</text:p>
          </table:table-cell>
        </table:table-row>
        <table:table-row>
          <table:table-cell table:style-name="Table4.A2" office:value-type="string">
            <text:p text:style-name="P24">$FFFC,$FFFD</text:p>
          </table:table-cell>
          <table:table-cell table:style-name="Table4.B2" office:value-type="string">
            <text:p text:style-name="P24">Reset vector.</text:p>
          </table:table-cell>
        </table:table-row>
        <table:table-row>
          <table:table-cell table:style-name="Table4.A2" office:value-type="string">
            <text:p text:style-name="P24">$FFFE,$FFFF</text:p>
          </table:table-cell>
          <table:table-cell table:style-name="Table4.B2" office:value-type="string">
            <text:p text:style-name="P24">IRQ vector.</text:p>
          </table:table-cell>
        </table:table-row>
      </table:table>
      <text:p text:style-name="P5"/>
      <text:p text:style-name="P2"/>
      <text:p text:style-name="P2"/>
      <text:p text:style-name="P2"/>
      <text:p text:style-name="P2"/>
      <text:p text:style-name="P2"><text:soft-page-break/><text:span text:style-name="T5">Microsoft</text:span><text:span text:style-name="T3"> BASIC</text:span></text:p>
      <text:p text:style-name="P2"/>
      <text:p text:style-name="P14">Commands: CONT, LIST, NEW, NULL, RUN</text:p>
      <text:p text:style-name="P10"/>
      <text:p text:style-name="P10"><text:span text:style-name="T18">Statements</text:span>: CLEAR, DATA, DEF, DIM, END, FN, FOR, GOSUB, GOTO, IF, INPUT, <text:span text:style-name="T19">L</text:span>ET, LOAD, NEXT, NOT, NULL, ON, OR, POKE, PRINT, READ, REM, RESTORE, RETURN, SAVE, STEP, STOP, <text:s/>THEN, TO, WAIT, ?</text:p>
      <text:p text:style-name="P9"/>
      <text:p text:style-name="P15">Functions: <text:span text:style-name="T11">ABS(), ASC(), ATN(), CHR$(), COS(), EXP(), FRE(), INT(), LEFT$(), LEN(), LOG(), MID$(), PEEK(), POS(), RIGHT$(), RND(), SGN(), SIN(), SPC(), SQR(), STR$(), TAB(), TAN(), USR(), VAL()</text:span></text:p>
      <text:p text:style-name="P14"/>
      <text:p text:style-name="P14">Operators: +, -, *, /, ^, NOT, AND, OR, =, &lt;, &gt;, &lt;&gt;, &gt;=, &lt;=</text:p>
      <text:p text:style-name="P14"/>
      <text:p text:style-name="P9">Editing:</text:p>
      <text:p text:style-name="P9"/>
      <text:p text:style-name="P43">&lt;Shift&gt;N <text:s text:c="13"/>^ character<text:tab/><text:tab/><text:tab/><text:span text:style-name="T11">&lt;Shift&gt;+O<text:tab/>Erase last character</text:span></text:p>
      <text:p text:style-name="P43"><text:span text:style-name="T11">&lt;Shift&gt;+P<text:tab/>Erase current line<text:tab/><text:tab/><text:tab/>&lt;Control&gt;+C<text:tab/>Interrupt running program or LIST command</text:span></text:p>
      <text:p text:style-name="P43"><text:span text:style-name="T11">&lt;Control&gt;+O <text:tab/>Suspend output until typed again</text:span></text:p>
      <text:p text:style-name="P37"/>
      <text:p text:style-name="P37">Boot <text:span text:style-name="T28">P</text:span>rompt</text:p>
      <text:p text:style-name="P30"/>
      <text:p text:style-name="P28">D/C/W/M ?_</text:p>
      <text:p text:style-name="P28"><text:s/><text:span text:style-name="T23">| <text:s text:c="2"/>| <text:s text:c="3"/>| <text:s text:c="3"/>|</text:span></text:p>
      <text:p text:style-name="P45"><text:s/>| <text:s text:c="2"/>| <text:s text:c="3"/>| <text:s text:c="2"/><text:span text:style-name="T29">└─→</text:span> <text:s/>ROM Monitor</text:p>
      <text:p text:style-name="P45"><text:s/>| <text:s text:c="2"/>| <text:s text:c="2"/><text:span text:style-name="T29">└───→ </text:span>Warm start (does not clear any BASIC program)</text:p>
      <text:p text:style-name="P45"><text:s/>| <text:s/><text:span text:style-name="T29">└─────→</text:span> Cold start (clears any BASIC program) </text:p>
      <text:p text:style-name="P45"><text:span text:style-name="T29">└──────→</text:span> <text:s/>Disk boot (requires disk controller)</text:p>
      <text:p text:style-name="P28"/>
      <text:p text:style-name="P48">Miscellaneous</text:p>
      <text:p text:style-name="P46"/>
      <text:p text:style-name="P44">Default video is 25 chars x 25 lines. <text:s/>Power on with <text:span text:style-name="T17">BREAK</text:span> key down to get 32 chars x 28 lines. <text:span text:style-name="T26">BASIC always uses 24x24.</text:span></text:p>
      <text:p text:style-name="P28"/>
      <text:p text:style-name="P41"><text:span text:style-name="T13">Serial Port protocol: 9600 bps, 8N1, no flow control or hardware handshaking. </text:span><text:span text:style-name="T14">For BASIC, use </text:span><text:span text:style-name="T13">50ms char delay, 200ms line delay.</text:span></text:p>
      <text:p text:style-name="P41"/>
      <text:p text:style-name="P41"><text:span text:style-name="T15">Sample </text:span><text:span text:style-name="T27">Linux commands to initialize serial port and send file:</text:span></text:p>
      <text:p text:style-name="P41"><text:span text:style-name="T13"><text:s text:c="4"/>stty -hup -clocal raw </text:span><text:span text:style-name="T16">9600 &lt;/dev/ttyUSB0</text:span></text:p>
      <text:p text:style-name="P42"><text:span text:style-name="T13"><text:s text:c="4"/>ascii-xfr -s -l 200 -c 50 </text:span><text:span text:style-name="T12">program</text:span><text:span text:style-name="T13">.bas <text:s/>&gt;/dev/ttyUSB0</text:span></text:p>
      <text:p text:style-name="P42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3e6c48" officeooo:paragraph-rsid="003e6c48" style:font-size-asian="8pt" style:font-size-complex="8pt"/>
    </style:style>
    <style:style style:name="MT1" style:family="text">
      <style:text-properties officeooo:rsid="0011f2a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Superboard II / Superboard /// </text:span>Quick Reference</text:p>
      </style:header>
      <style:footer>
        <text:p text:style-name="MP2"><text:date style:data-style-name="N36" text:date-value="2015-01-31T13:54:48.577581429" text:fixed="true">2015-01-31</text:date><text:tab/><text:tab/>Page <text:page-number text:select-page="current">1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10:26:02</meta:creation-date>
    <dc:date>2015-01-31T14:06:49.534815583</dc:date>
    <meta:editing-duration>PT11H14M43S</meta:editing-duration>
    <meta:editing-cycles>90</meta:editing-cycles>
    <meta:generator>LibreOffice/4.2.7.2$Linux_x86 LibreOffice_project/420m0$Build-2</meta:generator>
    <meta:print-date>2012-08-11T22:30:08</meta:print-date>
    <meta:document-statistic meta:table-count="3" meta:image-count="0" meta:object-count="0" meta:page-count="3" meta:paragraph-count="138" meta:word-count="637" meta:character-count="3849" meta:non-whitespace-character-count="3289"/>
  </office:meta>
</office:document-meta>
</file>